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itle">
      <style:text-properties officeooo:rsid="00189aba" officeooo:paragraph-rsid="00189aba"/>
    </style:style>
    <style:style style:name="P2" style:family="paragraph" style:parent-style-name="Title">
      <style:paragraph-properties fo:text-align="end" style:justify-single-word="false"/>
      <style:text-properties style:font-name="DejaVu Sans" fo:font-size="12pt" officeooo:rsid="00189aba" officeooo:paragraph-rsid="00189aba" style:font-size-asian="12pt" style:font-size-complex="12pt"/>
    </style:style>
    <style:style style:name="P3" style:family="paragraph" style:parent-style-name="Title">
      <style:text-properties style:font-name="DejaVu Sans" fo:font-size="12pt" officeooo:paragraph-rsid="00189aba" style:font-size-asian="12pt" style:font-size-complex="12pt"/>
    </style:style>
    <style:style style:name="P4" style:family="paragraph" style:parent-style-name="Text_20_body">
      <style:text-properties style:font-name="DejaVu Sans" fo:font-size="12pt" style:font-size-asian="12pt" style:font-size-complex="12pt"/>
    </style:style>
    <style:style style:name="P5" style:family="paragraph" style:parent-style-name="Text_20_body">
      <style:text-properties style:font-name="DejaVu Sans" fo:font-size="12pt" officeooo:paragraph-rsid="00189aba" style:font-size-asian="12pt" style:font-size-complex="12pt"/>
    </style:style>
    <style:style style:name="P6" style:family="paragraph" style:parent-style-name="Text_20_body">
      <style:paragraph-properties fo:break-before="page"/>
      <style:text-properties style:font-name="DejaVu Sans" fo:font-size="12pt" officeooo:paragraph-rsid="00189aba" style:font-size-asian="12pt" style:font-size-complex="1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Preformatted_20_Text">
      <style:text-properties style:font-name="DejaVu Sans" fo:font-size="12pt" officeooo:rsid="0027477e" officeooo:paragraph-rsid="0027477e" style:font-size-asian="12pt" style:font-size-complex="12pt"/>
    </style:style>
    <style:style style:name="P9" style:family="paragraph" style:parent-style-name="Preformatted_20_Text">
      <style:text-properties style:font-name="DejaVu Sans" fo:font-size="12pt" officeooo:paragraph-rsid="004dd7fe" style:font-size-asian="12pt" style:font-size-complex="12pt"/>
    </style:style>
    <style:style style:name="P10" style:family="paragraph" style:parent-style-name="Preformatted_20_Text">
      <style:text-properties style:font-name="DejaVu Sans" fo:font-size="12pt" officeooo:rsid="0031bd85" officeooo:paragraph-rsid="004dd7fe" style:font-size-asian="12pt" style:font-size-complex="12pt"/>
    </style:style>
    <style:style style:name="P11" style:family="paragraph" style:parent-style-name="Preformatted_20_Text">
      <style:text-properties style:font-name="DejaVu Sans" fo:font-size="12pt" officeooo:rsid="0038b161" officeooo:paragraph-rsid="004dd7fe" style:font-size-asian="12pt" style:font-size-complex="12pt"/>
    </style:style>
    <style:style style:name="P12" style:family="paragraph" style:parent-style-name="Preformatted_20_Text">
      <style:text-properties style:font-name="DejaVu Sans" fo:font-size="12pt" officeooo:rsid="003c3ea5" officeooo:paragraph-rsid="004dd7fe" style:font-size-asian="12pt" style:font-size-complex="12pt"/>
    </style:style>
    <style:style style:name="P13" style:family="paragraph" style:parent-style-name="Preformatted_20_Text">
      <style:text-properties style:font-name="DejaVu Sans" fo:font-size="12pt" officeooo:rsid="004dd7fe" officeooo:paragraph-rsid="004dd7fe" style:font-size-asian="12pt" style:font-size-complex="12pt"/>
    </style:style>
    <style:style style:name="P14" style:family="paragraph" style:parent-style-name="Preformatted_20_Text">
      <style:text-properties style:font-name="DejaVu Sans" fo:font-size="12pt" officeooo:rsid="004dd7fe" officeooo:paragraph-rsid="00553c0f" style:font-size-asian="12pt" style:font-size-complex="12pt"/>
    </style:style>
    <style:style style:name="P15" style:family="paragraph" style:parent-style-name="Preformatted_20_Text">
      <style:text-properties style:font-name="DejaVu Sans" fo:font-size="12pt" officeooo:rsid="004dd7fe" officeooo:paragraph-rsid="00878290" style:font-size-asian="12pt" style:font-size-complex="12pt"/>
    </style:style>
    <style:style style:name="P16" style:family="paragraph" style:parent-style-name="Preformatted_20_Text">
      <style:text-properties style:font-name="DejaVu Sans" fo:font-size="12pt" officeooo:rsid="005037e4" officeooo:paragraph-rsid="005037e4" style:font-size-asian="12pt" style:font-size-complex="12pt"/>
    </style:style>
    <style:style style:name="P17" style:family="paragraph" style:parent-style-name="Preformatted_20_Text">
      <style:text-properties style:font-name="DejaVu Sans" fo:font-size="12pt" officeooo:rsid="005655de" officeooo:paragraph-rsid="006e2291" style:font-size-asian="12pt" style:font-size-complex="12pt"/>
    </style:style>
    <style:style style:name="P18" style:family="paragraph" style:parent-style-name="Preformatted_20_Text">
      <style:text-properties style:font-name="DejaVu Sans" fo:font-size="12pt" officeooo:rsid="0067a090" officeooo:paragraph-rsid="0067a090" style:font-size-asian="12pt" style:font-size-complex="12pt"/>
    </style:style>
    <style:style style:name="P19" style:family="paragraph" style:parent-style-name="Preformatted_20_Text">
      <style:text-properties style:font-name="DejaVu Sans" fo:font-size="12pt" officeooo:rsid="00692b92" officeooo:paragraph-rsid="00692b92" style:font-size-asian="12pt" style:font-size-complex="12pt"/>
    </style:style>
    <style:style style:name="P20" style:family="paragraph" style:parent-style-name="Preformatted_20_Text">
      <style:text-properties style:font-name="DejaVu Sans" fo:font-size="12pt" officeooo:rsid="006a0d68" officeooo:paragraph-rsid="006a0d68" style:font-size-asian="12pt" style:font-size-complex="12pt"/>
    </style:style>
    <style:style style:name="P21" style:family="paragraph" style:parent-style-name="Preformatted_20_Text">
      <style:text-properties style:font-name="DejaVu Sans" fo:font-size="12pt" officeooo:rsid="006aa3aa" officeooo:paragraph-rsid="006aa3aa" style:font-size-asian="12pt" style:font-size-complex="12pt"/>
    </style:style>
    <style:style style:name="P22" style:family="paragraph" style:parent-style-name="Preformatted_20_Text">
      <style:text-properties style:font-name="DejaVu Sans" fo:font-size="12pt" officeooo:rsid="006be393" officeooo:paragraph-rsid="006be393" style:font-size-asian="12pt" style:font-size-complex="12pt"/>
    </style:style>
    <style:style style:name="P23" style:family="paragraph" style:parent-style-name="Preformatted_20_Text">
      <style:text-properties style:font-name="DejaVu Sans" fo:font-size="12pt" officeooo:rsid="0067655e" officeooo:paragraph-rsid="0067655e" style:font-size-asian="12pt" style:font-size-complex="12pt"/>
    </style:style>
    <style:style style:name="P24" style:family="paragraph" style:parent-style-name="Preformatted_20_Text">
      <style:text-properties officeooo:paragraph-rsid="002d268b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style:font-name="DejaVu Sans" fo:font-size="12pt" style:font-size-asian="12pt" style:font-size-complex="12pt"/>
    </style:style>
    <style:style style:name="P28" style:family="paragraph" style:parent-style-name="Preformatted_20_Text" style:list-style-name="L1">
      <style:text-properties style:font-name="DejaVu Sans" fo:font-size="12pt" style:font-size-asian="12pt" style:font-size-complex="12pt"/>
    </style:style>
    <style:style style:name="P29" style:family="paragraph" style:parent-style-name="Preformatted_20_Text" style:list-style-name="L1">
      <style:text-properties style:font-name="DejaVu Sans" fo:font-size="12pt" officeooo:rsid="001c589f" officeooo:paragraph-rsid="001c589f" style:font-size-asian="12pt" style:font-size-complex="12pt"/>
    </style:style>
    <style:style style:name="P30" style:family="paragraph" style:parent-style-name="Preformatted_20_Text" style:list-style-name="L1">
      <style:text-properties style:font-name="DejaVu Sans" fo:font-size="12pt" officeooo:rsid="0020d1f8" officeooo:paragraph-rsid="0020d1f8" style:font-size-asian="12pt" style:font-size-complex="12pt"/>
    </style:style>
    <style:style style:name="P31" style:family="paragraph" style:parent-style-name="Preformatted_20_Text" style:list-style-name="L1">
      <style:text-properties style:font-name="DejaVu Sans" fo:font-size="12pt" officeooo:rsid="002221a4" officeooo:paragraph-rsid="002221a4" style:font-size-asian="12pt" style:font-size-complex="12pt"/>
    </style:style>
    <style:style style:name="P32" style:family="paragraph" style:parent-style-name="Preformatted_20_Text" style:list-style-name="L1">
      <style:text-properties style:font-name="DejaVu Sans" fo:font-size="12pt" officeooo:rsid="001e421d" officeooo:paragraph-rsid="001e421d" style:font-size-asian="12pt" style:font-size-complex="12pt"/>
    </style:style>
    <style:style style:name="P33" style:family="paragraph" style:parent-style-name="Preformatted_20_Text" style:list-style-name="L1">
      <style:text-properties style:font-name="DejaVu Sans" fo:font-size="12pt" officeooo:rsid="001f7592" officeooo:paragraph-rsid="001f7592" style:font-size-asian="12pt" style:font-size-complex="12pt"/>
    </style:style>
    <style:style style:name="P34" style:family="paragraph" style:parent-style-name="Preformatted_20_Text" style:list-style-name="L1">
      <style:text-properties style:font-name="DejaVu Sans" fo:font-size="12pt" officeooo:rsid="001e6460" officeooo:paragraph-rsid="001e6460" style:font-size-asian="12pt" style:font-size-complex="12pt"/>
    </style:style>
    <style:style style:name="P35" style:family="paragraph" style:parent-style-name="Preformatted_20_Text" style:list-style-name="L1">
      <style:text-properties style:font-name="DejaVu Sans" fo:font-size="12pt" officeooo:rsid="001f07fd" officeooo:paragraph-rsid="001f07fd" style:font-size-asian="12pt" style:font-size-complex="12pt"/>
    </style:style>
    <style:style style:name="P36" style:family="paragraph" style:parent-style-name="Preformatted_20_Text" style:list-style-name="L2">
      <style:text-properties style:font-name="DejaVu Sans" fo:font-size="12pt" officeooo:rsid="002af652" officeooo:paragraph-rsid="002af652" style:font-size-asian="12pt" style:font-size-complex="12pt"/>
    </style:style>
    <style:style style:name="P37" style:family="paragraph" style:parent-style-name="Preformatted_20_Text" style:list-style-name="L2">
      <style:text-properties style:font-name="DejaVu Sans" fo:font-size="12pt" officeooo:rsid="002a9477" officeooo:paragraph-rsid="002af652" style:font-size-asian="12pt" style:font-size-complex="12pt"/>
    </style:style>
    <style:style style:name="P38" style:family="paragraph" style:parent-style-name="Preformatted_20_Text" style:list-style-name="L2">
      <style:text-properties style:font-name="DejaVu Sans" fo:font-size="12pt" officeooo:rsid="002c4a21" officeooo:paragraph-rsid="002af652" style:font-size-asian="12pt" style:font-size-complex="12pt"/>
    </style:style>
    <style:style style:name="P39" style:family="paragraph" style:parent-style-name="Preformatted_20_Text" style:list-style-name="L3">
      <style:text-properties style:font-name="DejaVu Sans" fo:font-size="12pt" officeooo:rsid="002d268b" officeooo:paragraph-rsid="0087d8e2" style:font-size-asian="12pt" style:font-size-complex="12pt"/>
    </style:style>
    <style:style style:name="P40" style:family="paragraph" style:parent-style-name="Preformatted_20_Text" style:list-style-name="L3">
      <style:text-properties style:font-name="DejaVu Sans" fo:font-size="12pt" officeooo:rsid="002d268b" officeooo:paragraph-rsid="0083c373" style:font-size-asian="12pt" style:font-size-complex="12pt"/>
    </style:style>
    <style:style style:name="P41" style:family="paragraph" style:parent-style-name="Preformatted_20_Text" style:list-style-name="L4">
      <style:text-properties style:font-name="DejaVu Sans" fo:font-size="12pt" officeooo:rsid="002d268b" officeooo:paragraph-rsid="002d268b" style:font-size-asian="12pt" style:font-size-complex="12pt"/>
    </style:style>
    <style:style style:name="P42" style:family="paragraph" style:parent-style-name="Preformatted_20_Text" style:list-style-name="L5">
      <style:text-properties style:font-name="DejaVu Sans" fo:font-size="12pt" officeooo:rsid="002d268b" officeooo:paragraph-rsid="002d268b" style:font-size-asian="12pt" style:font-size-complex="12pt"/>
    </style:style>
    <style:style style:name="P43" style:family="paragraph" style:parent-style-name="Preformatted_20_Text" style:list-style-name="L6">
      <style:text-properties style:font-name="DejaVu Sans" fo:font-size="12pt" officeooo:rsid="002d268b" officeooo:paragraph-rsid="0087d8e2" style:font-size-asian="12pt" style:font-size-complex="12pt"/>
    </style:style>
    <style:style style:name="P44" style:family="paragraph" style:parent-style-name="Preformatted_20_Text" style:list-style-name="L6">
      <style:text-properties style:font-name="DejaVu Sans" fo:font-size="12pt" style:font-size-asian="12pt" style:font-size-complex="12pt"/>
    </style:style>
    <style:style style:name="P45" style:family="paragraph" style:parent-style-name="Preformatted_20_Text" style:list-style-name="L6">
      <style:text-properties style:font-name="DejaVu Sans" fo:font-size="12pt" officeooo:paragraph-rsid="008d52d3" style:font-size-asian="12pt" style:font-size-complex="12pt"/>
    </style:style>
    <style:style style:name="P46" style:family="paragraph" style:parent-style-name="Preformatted_20_Text" style:list-style-name="L7">
      <style:text-properties style:font-name="DejaVu Sans" fo:font-size="12pt" officeooo:paragraph-rsid="004dd7fe" style:font-size-asian="12pt" style:font-size-complex="12pt"/>
    </style:style>
    <style:style style:name="P47" style:family="paragraph" style:parent-style-name="Preformatted_20_Text" style:list-style-name="L7">
      <style:text-properties style:font-name="DejaVu Sans" fo:font-size="12pt" officeooo:rsid="005faf05" officeooo:paragraph-rsid="005faf05" style:font-size-asian="12pt" style:font-size-complex="12pt"/>
    </style:style>
    <style:style style:name="P48" style:family="paragraph" style:parent-style-name="Preformatted_20_Text">
      <style:text-properties style:font-name="DejaVu Sans" fo:font-size="12pt" officeooo:rsid="003c3ea5" officeooo:paragraph-rsid="008c1f84" style:font-size-asian="12pt" style:font-size-complex="12pt"/>
    </style:style>
    <style:style style:name="P49" style:family="paragraph" style:parent-style-name="Preformatted_20_Text" style:list-style-name="L8">
      <style:text-properties style:font-name="DejaVu Sans" fo:font-size="12pt" officeooo:rsid="003c3ea5" officeooo:paragraph-rsid="008f5af2" style:font-size-asian="12pt" style:font-size-complex="12pt"/>
    </style:style>
    <style:style style:name="P50" style:family="paragraph" style:parent-style-name="Heading_20_1">
      <style:paragraph-properties fo:break-before="page"/>
      <style:text-properties officeooo:paragraph-rsid="0083c373"/>
    </style:style>
    <style:style style:name="P51" style:family="paragraph" style:parent-style-name="Heading_20_1">
      <style:paragraph-properties fo:break-before="page"/>
      <style:text-properties officeooo:paragraph-rsid="00878290"/>
    </style:style>
    <style:style style:name="T1" style:family="text">
      <style:text-properties officeooo:rsid="001f7592"/>
    </style:style>
    <style:style style:name="T2" style:family="text">
      <style:text-properties officeooo:rsid="00276fc9"/>
    </style:style>
    <style:style style:name="T3" style:family="text">
      <style:text-properties officeooo:rsid="002b860e"/>
    </style:style>
    <style:style style:name="T4" style:family="text">
      <style:text-properties officeooo:rsid="00336d6d"/>
    </style:style>
    <style:style style:name="T5" style:family="text">
      <style:text-properties officeooo:rsid="003941b9"/>
    </style:style>
    <style:style style:name="T6" style:family="text">
      <style:text-properties officeooo:rsid="003c8e76"/>
    </style:style>
    <style:style style:name="T7" style:family="text">
      <style:text-properties officeooo:rsid="003e2645"/>
    </style:style>
    <style:style style:name="T8" style:family="text">
      <style:text-properties officeooo:rsid="003f0500"/>
    </style:style>
    <style:style style:name="T9" style:family="text">
      <style:text-properties officeooo:rsid="003fefe3"/>
    </style:style>
    <style:style style:name="T10" style:family="text">
      <style:text-properties officeooo:rsid="004227b8"/>
    </style:style>
    <style:style style:name="T11" style:family="text">
      <style:text-properties officeooo:rsid="0050cbcb"/>
    </style:style>
    <style:style style:name="T12" style:family="text">
      <style:text-properties officeooo:rsid="00529ae8"/>
    </style:style>
    <style:style style:name="T13" style:family="text">
      <style:text-properties officeooo:rsid="00553c0f"/>
    </style:style>
    <style:style style:name="T14" style:family="text">
      <style:text-properties officeooo:rsid="005655de"/>
    </style:style>
    <style:style style:name="T15" style:family="text">
      <style:text-properties officeooo:rsid="005ef14e"/>
    </style:style>
    <style:style style:name="T16" style:family="text">
      <style:text-properties officeooo:rsid="005fe25d"/>
    </style:style>
    <style:style style:name="T17" style:family="text">
      <style:text-properties officeooo:rsid="006126b0"/>
    </style:style>
    <style:style style:name="T18" style:family="text">
      <style:text-properties officeooo:rsid="0065b01a"/>
    </style:style>
    <style:style style:name="T19" style:family="text">
      <style:text-properties officeooo:rsid="006b572f"/>
    </style:style>
    <style:style style:name="T20" style:family="text">
      <style:text-properties officeooo:rsid="006c5112"/>
    </style:style>
    <style:style style:name="T21" style:family="text">
      <style:text-properties officeooo:rsid="0074551b"/>
    </style:style>
    <style:style style:name="T22" style:family="text">
      <style:text-properties officeooo:rsid="007542cf"/>
    </style:style>
    <style:style style:name="T23" style:family="text">
      <style:text-properties officeooo:rsid="0085a04b"/>
    </style:style>
    <style:style style:name="T24" style:family="text">
      <style:text-properties officeooo:rsid="0087d8e2"/>
    </style:style>
    <style:style style:name="T25" style:family="text">
      <style:text-properties officeooo:rsid="008c1f84"/>
    </style:style>
    <style:style style:name="fr1" style:family="graphic" style:parent-style-name="Frame">
      <style:graphic-properties style:vertical-pos="middle" style:vertical-rel="page-content" style:horizontal-pos="center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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1.934cm" draw:z-index="0">
        <draw:text-box fo:min-height="4.196cm">
          <text:p text:style-name="P1">ASSUR&amp;MF</text:p>
          <text:p text:style-name="Title">REFONTE DU SITE WEB</text:p>
        </draw:text-box>
      </draw:frame>
      <text:p text:style-name="P2">Date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25"><text:a xlink:type="simple" xlink:href="#__RefHeading___Toc585_2802996935" text:style-name="Index_20_Link" text:visited-style-name="Index_20_Link">Problématique générale<text:tab/>3</text:a></text:p>
          <text:p text:style-name="P25"><text:a xlink:type="simple" xlink:href="#__RefHeading___Toc587_2802996935" text:style-name="Index_20_Link" text:visited-style-name="Index_20_Link">Solution<text:tab/>3</text:a></text:p>
          <text:p text:style-name="P25"><text:a xlink:type="simple" xlink:href="#__RefHeading___Toc589_2802996935" text:style-name="Index_20_Link" text:visited-style-name="Index_20_Link">Manipulation des données initiales<text:tab/>3</text:a></text:p>
          <text:p text:style-name="P25"><text:a xlink:type="simple" xlink:href="#__RefHeading___Toc591_2802996935" text:style-name="Index_20_Link" text:visited-style-name="Index_20_Link">Charte graphique<text:tab/>3</text:a></text:p>
          <text:p text:style-name="P25"><text:a xlink:type="simple" xlink:href="#__RefHeading___Toc593_2802996935" text:style-name="Index_20_Link" text:visited-style-name="Index_20_Link">Nouvelles fonctionnalités<text:tab/>3</text:a></text:p>
          <text:p text:style-name="P25"><text:a xlink:type="simple" xlink:href="#__RefHeading___Toc595_2802996935" text:style-name="Index_20_Link" text:visited-style-name="Index_20_Link">Page d’administration<text:tab/>4</text:a></text:p>
          <text:p text:style-name="P26"><text:a xlink:type="simple" xlink:href="#__RefHeading___Toc597_2802996935" text:style-name="Index_20_Link" text:visited-style-name="Index_20_Link">Clients / prospects :<text:tab/>4</text:a></text:p>
          <text:p text:style-name="P26"><text:a xlink:type="simple" xlink:href="#__RefHeading___Toc599_2802996935" text:style-name="Index_20_Link" text:visited-style-name="Index_20_Link">News :<text:tab/>4</text:a></text:p>
          <text:p text:style-name="P25"><text:a xlink:type="simple" xlink:href="#__RefHeading___Toc601_2802996935" text:style-name="Index_20_Link" text:visited-style-name="Index_20_Link">Composants :<text:tab/>4</text:a></text:p>
          <text:p text:style-name="P25"><text:a xlink:type="simple" xlink:href="#__RefHeading___Toc603_2802996935" text:style-name="Index_20_Link" text:visited-style-name="Index_20_Link">Sécurité :<text:tab/>4</text:a></text:p>
          <text:p text:style-name="P25"><text:a xlink:type="simple" xlink:href="#__RefHeading___Toc605_2802996935" text:style-name="Index_20_Link" text:visited-style-name="Index_20_Link">Expérience utilisateur / interactivité<text:tab/>5</text:a></text:p>
          <text:p text:style-name="P25"><text:a xlink:type="simple" xlink:href="#__RefHeading___Toc607_2802996935" text:style-name="Index_20_Link" text:visited-style-name="Index_20_Link">Outils<text:tab/>5</text:a></text:p>
          <text:p text:style-name="P26"><text:a xlink:type="simple" xlink:href="#__RefHeading___Toc609_2802996935" text:style-name="Index_20_Link" text:visited-style-name="Index_20_Link">Bootstrap<text:tab/>5</text:a></text:p>
          <text:p text:style-name="P26"><text:a xlink:type="simple" xlink:href="#__RefHeading___Toc611_2802996935" text:style-name="Index_20_Link" text:visited-style-name="Index_20_Link">Bootstrap MD<text:tab/>5</text:a></text:p>
          <text:p text:style-name="P26"><text:a xlink:type="simple" xlink:href="#__RefHeading___Toc613_2802996935" text:style-name="Index_20_Link" text:visited-style-name="Index_20_Link">TinyMCE<text:tab/>5</text:a></text:p>
          <text:p text:style-name="P26"><text:a xlink:type="simple" xlink:href="#__RefHeading___Toc615_2802996935" text:style-name="Index_20_Link" text:visited-style-name="Index_20_Link">Les CDN (jquery, Bootstrap + MD, fontawesome)<text:tab/>5</text:a></text:p>
          <text:p text:style-name="P26"><text:a xlink:type="simple" xlink:href="#__RefHeading___Toc617_2802996935" text:style-name="Index_20_Link" text:visited-style-name="Index_20_Link">Recaptcha<text:tab/>5</text:a></text:p>
          <text:p text:style-name="P26"><text:a xlink:type="simple" xlink:href="#__RefHeading___Toc619_2802996935" text:style-name="Index_20_Link" text:visited-style-name="Index_20_Link">Google Analyics, mygoogle business<text:tab/>5</text:a></text:p>
          <text:p text:style-name="P26"><text:a xlink:type="simple" xlink:href="#__RefHeading___Toc621_2802996935" text:style-name="Index_20_Link" text:visited-style-name="Index_20_Link">Codepen<text:tab/>5</text:a></text:p>
          <text:p text:style-name="P26"><text:a xlink:type="simple" xlink:href="#__RefHeading___Toc623_2802996935" text:style-name="Index_20_Link" text:visited-style-name="Index_20_Link">Git (private et sans mdp)<text:tab/>5</text:a></text:p>
          <text:p text:style-name="P26"><text:a xlink:type="simple" xlink:href="#__RefHeading___Toc625_2802996935" text:style-name="Index_20_Link" text:visited-style-name="Index_20_Link">HTML / CSS / JS editor et cleaner<text:tab/>6</text:a></text:p>
          <text:p text:style-name="P25"><text:a xlink:type="simple" xlink:href="#__RefHeading___Toc627_2802996935" text:style-name="Index_20_Link" text:visited-style-name="Index_20_Link">Lexique<text:tab/>7</text:a></text:p>
          <text:p text:style-name="P25"><text:a xlink:type="simple" xlink:href="#__RefHeading___Toc629_2802996935" text:style-name="Index_20_Link" text:visited-style-name="Index_20_Link">Annexes<text:tab/>7</text:a></text:p>
        </text:index-body>
      </text:table-of-content>
      <text:p text:style-name="P5"/>
      <text:p text:style-name="P6"/>
      <text:h text:style-name="Heading_20_1" text:outline-level="1"><text:bookmark-start text:name="__RefHeading___Toc585_2802996935"/>Problématique générale<text:bookmark-end text:name="__RefHeading___Toc585_2802996935"/></text:h>
      <text:p text:style-name="P4"><text:tab/>Le site ne répond plus aux nouvelles réglementations et de nouvelles fonctionnalités sont requises à l’instar de comparateurs en ligne, suite à la recrudescence de ces derniers sur d’autres sites, et à l’offre d’<text:a xlink:type="simple" xlink:href="#11.Lexique|outline" text:style-name="Internet_20_link" text:visited-style-name="Visited_20_Internet_20_Link"><text:span text:style-name="T24">API</text:span></text:a> partenaires.</text:p>
      <text:h text:style-name="Heading_20_1" text:outline-level="1"><text:bookmark-start text:name="__RefHeading___Toc587_2802996935"/>Solution<text:bookmark-end text:name="__RefHeading___Toc587_2802996935"/></text:h>
      <text:list xml:id="list886578226" text:style-name="L1">
        <text:list-item>
          <text:p text:style-name="P28">Innovation</text:p>
          <text:list>
            <text:list-item>
              <text:p text:style-name="P27">Développement de nouvelles fonctionnalités et intégration d’<text:a xlink:type="simple" xlink:href="#11.Lexique|outline" text:style-name="Internet_20_link" text:visited-style-name="Visited_20_Internet_20_Link">iframes</text:a> <text:span text:style-name="T1">partenaires </text:span>pour générer des devis.</text:p>
            </text:list-item>
            <text:list-item>
              <text:p text:style-name="P29">Création et mise en place d’interfaces utilisateurs / administrateurs.</text:p>
              <text:list>
                <text:list-item>
                  <text:p text:style-name="P30"><text:a xlink:type="simple" xlink:href="#11.Lexique|outline" text:style-name="Internet_20_link" text:visited-style-name="Visited_20_Internet_20_Link">Front</text:a> : Demande de devis en ligne avec espace de stockage de documents.</text:p>
                </text:list-item>
                <text:list-item>
                  <text:p text:style-name="P30"><text:a xlink:type="simple" xlink:href="#11.Lexique|outline" text:style-name="Internet_20_link" text:visited-style-name="Visited_20_Internet_20_Link">Back</text:a> :</text:p>
                  <text:list>
                    <text:list-item>
                      <text:p text:style-name="P31">Gestionnaire de newsletter / RSS.</text:p>
                    </text:list-item>
                    <text:list-item>
                      <text:p text:style-name="P31"><text:a xlink:type="simple" xlink:href="#11.Lexique|outline" text:style-name="Internet_20_link" text:visited-style-name="Visited_20_Internet_20_Link">Template</text:a> de mail.</text:p>
                    </text:list-item>
                  </text:list>
                </text:list-item>
              </text:list>
            </text:list-item>
            <text:list-item>
              <text:p text:style-name="P32">Mise en place d’avertissements sur l’utilisation de cookies et RGPD.</text:p>
            </text:list-item>
          </text:list>
        </text:list-item>
        <text:list-item>
          <text:p text:style-name="P33">Rénovation</text:p>
          <text:list>
            <text:list-item>
              <text:p text:style-name="P32">Nouveau thème arbitraire se mariant avec celui de sites partenaires et en concordance avec le logo fourni de l’agence.</text:p>
            </text:list-item>
            <text:list-item>
              <text:p text:style-name="P34">Réorganisation du <text:a xlink:type="simple" xlink:href="#11.Lexique|outline" text:style-name="Internet_20_link" text:visited-style-name="Visited_20_Internet_20_Link">sitemap</text:a>.</text:p>
            </text:list-item>
            <text:list-item>
              <text:p text:style-name="P35">Modification de certaines données statiques et logos partenaires.</text:p>
            </text:list-item>
          </text:list>
        </text:list-item>
      </text:list>
      <text:h text:style-name="Heading_20_1" text:outline-level="1"><text:bookmark-start text:name="__RefHeading___Toc589_2802996935"/>Manipulation des données initiales<text:bookmark-end text:name="__RefHeading___Toc589_2802996935"/></text:h>
      <text:p text:style-name="P8"><text:tab/><text:span text:style-name="T2">Les données initiales devront être conservées outre les changements précédemment évoqués. Celles concernant la catégorie « pro » devront être occultées. Volume de données devant être migrées : environ 10 pages de données, plus des images légères.</text:span></text:p>
      <text:h text:style-name="Heading_20_1" text:outline-level="1"><text:bookmark-start text:name="__RefHeading___Toc591_2802996935"/>Charte graphique<text:bookmark-end text:name="__RefHeading___Toc591_2802996935"/></text:h>
      <text:list xml:id="list2642867234" text:style-name="L2">
        <text:list-item>
          <text:p text:style-name="P36">Elle sera calquée sur des sites partenaires, et des pictogrammes fournis par bootstrap ou font awesome et retravaillés seront utilisés.</text:p>
        </text:list-item>
        <text:list-item>
          <text:p text:style-name="P37"><text:span text:style-name="T3">Elle respectera le logo fourni. Les couleurs auront pour codes le bleu #43bdd5, le </text:span>rose #eb008b <text:span text:style-name="T3">et le </text:span>jaune #f8a332.</text:p>
        </text:list-item>
        <text:list-item>
          <text:p text:style-name="P38">Les font utilisées seront celles de bootstrap et celles de l’ancien site pour les textes initiaux.</text:p>
        </text:list-item>
      </text:list>
      <text:h text:style-name="Heading_20_1" text:outline-level="1"><text:bookmark-start text:name="__RefHeading___Toc593_2802996935"/>Nouvelles fonctionnalités<text:bookmark-end text:name="__RefHeading___Toc593_2802996935"/></text:h>
      <text:list xml:id="list162373560" text:style-name="L3">
        <text:list-item>
          <text:p text:style-name="P39">Utilisation approfondie de <text:span text:style-name="T24">l</text:span>’<text:a xlink:type="simple" xlink:href="#11.Lexique|outline" text:style-name="Internet_20_link" text:visited-style-name="Visited_20_Internet_20_Link"><text:span text:style-name="T24">API</text:span></text:a> de Googlemap.</text:p>
        </text:list-item>
        <text:list-item>
          <text:p text:style-name="P39">Utilisation de <text:span text:style-name="T24">l</text:span>’<text:a xlink:type="simple" xlink:href="#11.Lexique|outline" text:style-name="Internet_20_link" text:visited-style-name="Visited_20_Internet_20_Link"><text:span text:style-name="T24">API</text:span></text:a> gouvernementale pour la completion d’adresse.</text:p>
        </text:list-item>
        <text:list-item>
          <text:p text:style-name="P40">Mailing incluant le thème.</text:p>
        </text:list-item>
      </text:list>
      <text:p text:style-name="P24"/>
      <text:h text:style-name="P50" text:outline-level="1"><text:bookmark-start text:name="__RefHeading___Toc595_2802996935"/>Page d’administration<text:bookmark-end text:name="__RefHeading___Toc595_2802996935"/></text:h>
      <text:h text:style-name="Heading_20_2" text:outline-level="2"><text:bookmark-start text:name="__RefHeading___Toc597_2802996935"/>Clients / prospects : <text:bookmark-end text:name="__RefHeading___Toc597_2802996935"/></text:h>
      <text:list xml:id="list3875646606" text:style-name="L4">
        <text:list-item>
          <text:p text:style-name="P41"><text:a xlink:type="simple" xlink:href="#11.Lexique|outline" text:style-name="Internet_20_link" text:visited-style-name="Visited_20_Internet_20_Link">CRUD</text:a> de données textuelles, </text:p>
        </text:list-item>
        <text:list-item>
          <text:p text:style-name="P41">espace de stockage de documents ou images envoyées</text:p>
        </text:list-item>
      </text:list>
      <text:h text:style-name="Heading_20_2" text:outline-level="2"><text:bookmark-start text:name="__RefHeading___Toc599_2802996935"/>News :<text:bookmark-end text:name="__RefHeading___Toc599_2802996935"/></text:h>
      <text:list xml:id="list895266931" text:style-name="L5">
        <text:list-item>
          <text:p text:style-name="P42">intégration automatique de vignettes de news sur la page d’accueil.</text:p>
        </text:list-item>
        <text:list-item>
          <text:p text:style-name="P42">Flux RSS</text:p>
        </text:list-item>
        <text:list-item>
          <text:p text:style-name="P42">newsletter</text:p>
        </text:list-item>
        <text:list-item>
          <text:p text:style-name="P42">générateur de news (tinyMCE)</text:p>
        </text:list-item>
      </text:list>
      <text:h text:style-name="Heading_20_1" text:outline-level="1"><text:bookmark-start text:name="__RefHeading___Toc601_2802996935"/>Composants :<text:bookmark-end text:name="__RefHeading___Toc601_2802996935"/></text:h>
      <text:list xml:id="list3718426988" text:style-name="L6">
        <text:list-item>
          <text:p text:style-name="P44">Menu-encarts</text:p>
        </text:list-item>
        <text:list-item>
          <text:p text:style-name="P44">Carousel partenaires</text:p>
        </text:list-item>
        <text:list-item>
          <text:p text:style-name="P44">Visuel images</text:p>
        </text:list-item>
        <text:list-item>
          <text:p text:style-name="P44">Boutons</text:p>
          <text:list>
            <text:list-item>
              <text:p text:style-name="P45"><text:span text:style-name="T23">C</text:span>irculaires</text:p>
            </text:list-item>
            <text:list-item>
              <text:p text:style-name="P45">Bootstrap</text:p>
            </text:list-item>
            <text:list-item>
              <text:p text:style-name="P44">Bootstrap MD</text:p>
            </text:list-item>
          </text:list>
        </text:list-item>
        <text:list-item>
          <text:p text:style-name="P44">Modales</text:p>
        </text:list-item>
        <text:list-item>
          <text:p text:style-name="P44">Formulaires</text:p>
          <text:list>
            <text:list-item>
              <text:p text:style-name="P44">Demande de devis</text:p>
              <text:list>
                <text:list-item>
                  <text:p text:style-name="P44">Envoi multiple et stockage de fichiers, possibilité de transmettre tout document</text:p>
                </text:list-item>
              </text:list>
            </text:list-item>
            <text:list-item>
              <text:p text:style-name="P44">Contact</text:p>
            </text:list-item>
          </text:list>
        </text:list-item>
        <text:list-item>
          <text:p text:style-name="P44">Administration</text:p>
          <text:list>
            <text:list-item>
              <text:p text:style-name="P44"><text:span text:style-name="T23">D</text:span>onnées métier</text:p>
            </text:list-item>
            <text:list-item>
              <text:p text:style-name="P44"><text:span text:style-name="T23">S</text:span>tockage</text:p>
            </text:list-item>
          </text:list>
        </text:list-item>
        <text:list-item>
          <text:p text:style-name="P43"><text:a xlink:type="simple" xlink:href="#11.Lexique|outline" text:style-name="Internet_20_link" text:visited-style-name="Visited_20_Internet_20_Link"><text:span text:style-name="T24">API</text:span></text:a><text:span text:style-name="T24">s</text:span></text:p>
          <text:list>
            <text:list-item>
              <text:p text:style-name="P44"><text:span text:style-name="T23">A</text:span>uto-completion</text:p>
            </text:list-item>
            <text:list-item>
              <text:p text:style-name="P44"><text:span text:style-name="T23">I</text:span>ntégration de googlemap avec icône</text:p>
            </text:list-item>
          </text:list>
        </text:list-item>
        <text:list-item>
          <text:p text:style-name="P44"><text:span text:style-name="T23">P</text:span>ublication et intégration de la vidéo de présentation via le réseau youtube</text:p>
        </text:list-item>
        <text:list-item>
          <text:p text:style-name="P44">Compteur de visites</text:p>
        </text:list-item>
      </text:list>
      <text:h text:style-name="Heading_20_1" text:outline-level="1"><text:bookmark-start text:name="__RefHeading___Toc603_2802996935"/>Sécurité : <text:bookmark-end text:name="__RefHeading___Toc603_2802996935"/></text:h>
      <text:p text:style-name="P10">Assurée par l’hébergeur OVH et Bootstrap, plus certains sous-composants comme recaptcha. <text:span text:style-name="T4">Assur&amp;MF assure la légitimité des données et images dans la page mentions légales.</text:span></text:p>
      <text:p text:style-name="P9"/>
      <text:list xml:id="list4224952409" text:style-name="L7">
        <text:list-item>
          <text:p text:style-name="P46"><text:span text:style-name="T9">Utilisation de </text:span>htaccess, <text:span text:style-name="T9">de </text:span>scripts php et <text:span text:style-name="T9">de </text:span>j<text:span text:style-name="T8">ava</text:span>s<text:span text:style-name="T8">cript</text:span>, gestion de droits de dossiers.</text:p>
        </text:list-item>
        <text:list-item>
          <text:p text:style-name="P46">Isolation du script de connexion à la BDD dans un dossier inaccessible.</text:p>
        </text:list-item>
        <text:list-item>
          <text:p text:style-name="P47">Recaptcha (voir plus bas).</text:p>
        </text:list-item>
      </text:list>
      <text:p text:style-name="P11"><text:soft-page-break/>Le prestataire de ce cahier des charge n’est pas responsable de défaillances sécuritaires externes comme les <text:a xlink:type="simple" xlink:href="#11.Lexique|outline" text:style-name="Internet_20_link" text:visited-style-name="Visited_20_Internet_20_Link">iframe</text:a> ou <text:span text:style-name="T21">celle de tout autre site tiers sécurisé vers lequel l’utilisateur serait redirigé.</text:span></text:p>
      <text:h text:style-name="Heading_20_1" text:outline-level="1"><text:bookmark-start text:name="__RefHeading___Toc605_2802996935"/>Expérience utilisateur / <text:span text:style-name="T5">interactivité</text:span><text:bookmark-end text:name="__RefHeading___Toc605_2802996935"/></text:h>
      <text:p text:style-name="P12">Des effets similaires à des sites partenaires ont été rajoutés <text:span text:style-name="T7">et </text:span>l’ergonomie <text:span text:style-name="T6">et la fluidité de navigation </text:span>est étendue de manière optimale aux appareils mobiles. <text:span text:style-name="T10">En outre, l’effet d’affichage de news est similaire à celui de la vidéo de présentation.</text:span></text:p>
      <text:p text:style-name="P12"/>
      <text:h text:style-name="Heading_20_1" text:outline-level="1"><text:bookmark-start text:name="__RefHeading___Toc607_2802996935"/>Outils<text:bookmark-end text:name="__RefHeading___Toc607_2802996935"/></text:h>
      <text:h text:style-name="Heading_20_2" text:outline-level="2"><text:bookmark-start text:name="__RefHeading___Toc609_2802996935"/>Bootstrap<text:bookmark-end text:name="__RefHeading___Toc609_2802996935"/></text:h>
      <text:p text:style-name="P16">→ <text:span text:style-name="T22">Fournit des parties de site et fonctionnalités clé en main a</text:span>fin de faciliter la portabilité et l’affichage optimal du site sur des appareils mobile.</text:p>
      <text:p text:style-name="P16">→ Pour une ergonomie et une fluidité accrue de navigation.</text:p>
      <text:p text:style-name="P16">→<text:span text:style-name="T11"> Les modales se trouvent aussi dans la boîte à outils de bootstrap.</text:span></text:p>
      <text:h text:style-name="Heading_20_2" text:outline-level="2"><text:bookmark-start text:name="__RefHeading___Toc611_2802996935"/>Bootstrap MD<text:bookmark-end text:name="__RefHeading___Toc611_2802996935"/></text:h>
      <text:p text:style-name="P13">→<text:span text:style-name="T12"> Utilisée pour la gestion de news, allège le code et améliore le côté intuitif, pour une utilisation pro et sur PC.</text:span></text:p>
      <text:h text:style-name="Heading_20_2" text:outline-level="2"><text:bookmark-start text:name="__RefHeading___Toc613_2802996935"/>TinyMCE<text:bookmark-end text:name="__RefHeading___Toc613_2802996935"/></text:h>
      <text:p text:style-name="P14">→<text:span text:style-name="T13"> Utilisé pour la gestion de news, </text:span>TinyMCE <text:span text:style-name="T13">permet le copier coller de news depuis un site tiers, images inclues.</text:span></text:p>
      <text:h text:style-name="Heading_20_2" text:outline-level="2"><text:bookmark-start text:name="__RefHeading___Toc615_2802996935"/><text:span text:style-name="T14">Les </text:span>CDN (jquery, Bootstrap + MD, fontawesome)<text:bookmark-end text:name="__RefHeading___Toc615_2802996935"/></text:h>
      <text:p text:style-name="P13">→<text:span text:style-name="T14"> plusieurs CDN sont utilisés afin d’alléger le volume de fichiers hébergés et son architecture. Leurs mises à jour ne sont pas à craindre car le site est fait from scratch et est indépendant de tout CMS ou autre </text:span><text:a xlink:type="simple" xlink:href="#11.Lexique|outline" text:style-name="Internet_20_link" text:visited-style-name="Visited_20_Internet_20_Link"><text:span text:style-name="T14">framework</text:span></text:a><text:span text:style-name="T14">.</text:span></text:p>
      <text:h text:style-name="Heading_20_2" text:outline-level="2"><text:bookmark-start text:name="__RefHeading___Toc617_2802996935"/>Recaptcha<text:bookmark-end text:name="__RefHeading___Toc617_2802996935"/></text:h>
      <text:p text:style-name="P13">→ <text:span text:style-name="T15">Utilisé pour une sécurité anti-bot ou anti-spam, et pourra servir aussi à des fins statistiques.</text:span></text:p>
      <text:h text:style-name="Heading_20_2" text:outline-level="2"><text:bookmark-start text:name="__RefHeading___Toc619_2802996935"/>Google Analyics, mygoogle business<text:bookmark-end text:name="__RefHeading___Toc619_2802996935"/></text:h>
      <text:p text:style-name="P15">→<text:span text:style-name="T16"> Pour les statistiques et autre référencement professionnel sur Google.</text:span></text:p>
      <text:h text:style-name="Heading_20_2" text:outline-level="2"><text:bookmark-start text:name="__RefHeading___Toc621_2802996935"/>Codepen<text:bookmark-end text:name="__RefHeading___Toc621_2802996935"/></text:h>
      <text:p text:style-name="P13">→<text:span text:style-name="T17"> Certains scripts ont été récupérés depuis cet outil collaboratif en ligne connu et très efficace, comme l’avertissement sur l’utilisation de cookies.</text:span></text:p>
      <text:h text:style-name="Heading_20_2" text:outline-level="2"><text:bookmark-start text:name="__RefHeading___Toc623_2802996935"/>Git (private et sans mdp)<text:bookmark-end text:name="__RefHeading___Toc623_2802996935"/></text:h>
      <text:p text:style-name="P13">→ <text:span text:style-name="T18">L’historique du développement du site est disponible dans cet outil de versioning.</text:span></text:p>
      <text:h text:style-name="Heading_20_2" text:outline-level="2"><text:bookmark-start text:name="__RefHeading___Toc625_2802996935"/><text:soft-page-break/>HTML / CSS / JS editor et cleaner<text:bookmark-end text:name="__RefHeading___Toc625_2802996935"/></text:h>
      <text:p text:style-name="P15">→ Ces outils en ligne ont été utilisés pour faciliter la migration textuelle du site initial.</text:p>
      <text:h text:style-name="P51" text:outline-level="1"><text:bookmark-start text:name="__RefHeading___Toc627_2802996935"/>Lexique<text:bookmark-end text:name="__RefHeading___Toc627_2802996935"/></text:h>
      <text:p text:style-name="P23">CRUD = Create, Read, Update, Delete. Pouvoir Créer, Lire, Modifier et supprimer.</text:p>
      <text:p text:style-name="P18">API = interface de programmation.</text:p>
      <text:p text:style-name="P19">Front / Back : Ici : front, ce que voient les visiteurs. Back : concerne l’administrateur.</text:p>
      <text:p text:style-name="P20">Iframe : partie du site affichant un autre site de manière transparente.</text:p>
      <text:p text:style-name="P21">Template : modèle, conteneur <text:span text:style-name="T19">respectant un thème</text:span>.</text:p>
      <text:p text:style-name="P22">Sitemap : arboresc<text:span text:style-name="T20">e</text:span>nce du site.</text:p>
      <text:p text:style-name="P17">Framework : outils et cadre et de travail optimisé pour le codage.</text:p>
      <text:h text:style-name="Heading_20_1" text:outline-level="1"><text:bookmark-start text:name="__RefHeading___Toc629_2802996935"/>Annexes<text:bookmark-end text:name="__RefHeading___Toc629_2802996935"/></text:h>
      <text:list xml:id="list1738311181" text:style-name="L8">
        <text:list-item>
          <text:p text:style-name="P49">- <text:span text:style-name="T25">Maquette interactive + Descriptif de maquette</text:span></text:p>
        </text:list-item>
        <text:list-item>
          <text:p text:style-name="P49">- <text:span text:style-name="T25">Schéma BDD, original balsamiq, Scripts de création des tables</text:span></text:p>
        </text:list-item>
      </text:list>
      <text:p text:style-name="P4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1" fo:font-family="'DejaVu Sans'" style:font-family-generic="roman" style:font-pitch="variable" fo:font-size="12pt"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2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2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2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2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2" style:font-family-asian="OpenSymbol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" text:bullet-char="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dric Avril</meta:initial-creator>
    <meta:creation-date>2019-06-06T16:26:48.808621305</meta:creation-date>
    <dc:date>2019-06-18T18:51:25.293325964</dc:date>
    <dc:creator>Cédric Avril</dc:creator>
    <meta:editing-duration>PT4H46M39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7" meta:paragraph-count="122" meta:word-count="932" meta:character-count="5680" meta:non-whitespace-character-count="4914"/>
  </office:meta>
</office:document-meta>
</file>